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-sans" svg:font-family="Open-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164d" officeooo:paragraph-rsid="0001164d"/>
    </style:style>
    <style:style style:name="P2" style:family="paragraph" style:parent-style-name="Standard">
      <style:text-properties officeooo:paragraph-rsid="0001e559"/>
    </style:style>
    <style:style style:name="T1" style:family="text">
      <style:text-properties officeooo:rsid="0001164d"/>
    </style:style>
    <style:style style:name="T2" style:family="text">
      <style:text-properties officeooo:rsid="0001e559"/>
    </style:style>
    <style:style style:name="T3" style:family="text">
      <style:text-properties fo:font-variant="normal" fo:text-transform="none" fo:color="#333333" style:font-name="Open-sans" fo:font-size="12pt" fo:letter-spacing="normal" fo:font-style="normal" fo:font-weight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5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6" style:family="text">
      <style:text-properties fo:font-variant="normal" fo:text-transform="none" style:use-window-font-color="true" style:font-name="Liberation Serif" fo:font-size="12pt" fo:letter-spacing="normal" fo:font-style="normal" fo:font-weight="normal" officeooo:rsid="0001e559"/>
    </style:style>
    <style:style style:name="T7" style:family="text">
      <style:text-properties style:font-name="Liberation Serif" officeooo:rsid="0001164d"/>
    </style:style>
    <style:style style:name="T8" style:family="text">
      <style:text-properties style:font-name="Liberation Serif" officeooo:rsid="0001e559"/>
    </style:style>
    <style:style style:name="T9" style:family="text">
      <style:text-properties style:use-window-font-color="true" style:font-name="Liberation Serif" officeooo:rsid="0001164d"/>
    </style:style>
    <style:style style:name="T10" style:family="text">
      <style:text-properties style:use-window-font-color="true" style:font-name="Liberation Serif" officeooo:rsid="0001e5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ersionamento (versioning)</text:p>
      <text:p text:style-name="P1">Numerare ogni release di un particolare software per tener traccia delle modifiche che sono state fatte; attraverso particolari software e’ possibile vedere I cambiamenti da una versione all’altra e permette quindi al programmatore, in caso di errori, di tornare indietro. Inoltre l’acquirente e’ in grado di riconoscere eventuali update attraverso il numero di versione.</text:p>
      <text:p text:style-name="P2"><text:span text:style-name="T1">I numeri di versione sono tipicamente assegnati in ordine crescente; le varie sequenze di numeri indicano, partendo da sinistra, un grado sempre minore cambiamenti significativi. E’ usato il numero 0 nella prima sequenza per indicare una versione alpha, uno per la beta </text:span><text:span text:style-name="T7">,</text:span><text:span text:style-name="T5">due per il candidato al rilascio, e tre per la </text:span><text:span text:style-name="T6">release</text:span><text:span text:style-name="T5"> pubblica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-sans" svg:font-family="Open-sans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1:48:46.632792029</meta:creation-date>
    <dc:date>2018-10-08T12:02:43.944755453</dc:date>
    <meta:editing-duration>PT3M37S</meta:editing-duration>
    <meta:editing-cycles>1</meta:editing-cycles>
    <meta:document-statistic meta:table-count="0" meta:image-count="0" meta:object-count="0" meta:page-count="1" meta:paragraph-count="3" meta:word-count="110" meta:character-count="732" meta:non-whitespace-character-count="625"/>
    <meta:generator>LibreOffice/5.1.6.2$Linux_X86_64 LibreOffice_project/10m0$Build-2</meta:generator>
  </office:meta>
</office:document-meta>
</file>